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ffffff"/>
    </style:style>
    <style:style style:name="T1" style:family="text">
      <style:text-properties fo:background-color="#ffff00"/>
    </style:style>
    <style:style style:name="T2"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oshaw System <text:s text:c="3"/></text:p>
      <text:p text:style-name="P1">Im Jahre 2271, nach zehn Jahren der Erforschung einer Weltraumanomalie im Sol System, schrieb der Wissenschaftler und Entdecker Nick Croshaw Geschichte, als er als erster Mensch ein Sprungpunkt durchquerte und ein neues Sonnensystem betrat. Als Anerkennung für seine Entdeckung trägt das von ihm entdeckte System bis heute seinen Namen. </text:p>
      <text:p text:style-name="P1"><text:s/></text:p>
      <text:p text:style-name="P1">Es lagen anschließend turbulente und kontroverse einhundert Jahre zwischen der Entdeckung von Croshaw und dem Terraforming seines ersten Planeten. Das Fehlen einer Organisation, welche die Expansion in das System überwachte, führte zu einer Fülle an Problemen. Die Menschen hatten zwar einen Weg gefunden, neue Sterne zu erreichen, taten sich aber schwer damit, sie zu bevölkern. </text:p>
      <text:p text:style-name="P1"><text:s/></text:p>
      <text:p text:style-name="P1">Zuerst trafen einige private und staatliche Terraforming-Unternehmen in Croshaw ein, um ihre Ansprüche auf dessen Planeten geltend zu machen. Keines von ihnen aber hatte Erfolg. Kein Unternehmen hatte es geschafft, exakt zu berechnen, wie teuer der kontinuierliche Transport von Vorräten werden würde, die für die Aufrechterhaltung ihrer Operationen notwendig wären. Es war offensichtlich, dass es einer organisierten Anstrengungen bedurfte, aber anstatt sich auf eine Lösung zu konzentrieren, stritten sich die Länder und Kooperationen darüber, wie die Land- und Schürfrechte aufgeteilt werden sollten, sobald das Terraforming abgeschlossen war. </text:p>
      <text:p text:style-name="P1"><text:s/></text:p>
      <text:p text:style-name="Standard"><text:span text:style-name="T2">Zeitgleich war auch die Angst vor inter-systemischen Reisen noch sehr groß. Viele Menschen, die in den Sprungpunkt zwischen Croshaw und Sol flogen, verschwanden einfach. Die Sprungantriebstechnik befand sich noch in ihren Kinderschuhen und Schiffe mus</text:span>sten zwischen den beiden Systemen manuell gesteuert werden. Daraus entstand eine ganz neue Art von Piloten. Diese Piloten, „Jumpers“ genannt, verkauften sich selbst als einzig verlässlicher Weg, zwischen den zwei Systemen hin- und herzuwechseln. Für ihre Dienste wurden sie fürstlich entlohnt. Erst nachdem Sprungantriebe mit Autopilotfunktion für die breite Masse zur Verfügung standen, verlagerten die „Jumpers“ ihren Fokus darauf, neue Sprungpunkte zu erkunden. Damit gelten sie als die Urväter der „NavJumpers“, die es auch heute noch gibt. </text:p>
      <text:p text:style-name="Standard"><text:s/></text:p>
      <text:p text:style-name="Standard">Inmitten dieser Wirren übernahm <text:s/>ein vom Weltgipfel eingesetztes Komitee die Kontrolle über die Expansion im Croshaw-System. Das Komitee kümmerte sich um die Vernetzung der Ressourcen aus verschiedenen Ländern und von verschiedenen Unternehmen, um das Terraforming auf Croshaw II und Croshaw III in Angriff zu nehmen. Sie etablierten auch eine Lotterie für Land- und Schürfrechte,. Und am wichtigsten, sie haben ausgerechnet, wie all das finanziert werden sollte. </text:p>
      <text:p text:style-name="Standard"><text:s/></text:p>
      <text:p text:style-name="Standard"><text:s/></text:p>
      <text:p text:style-name="Standard">Der Geniestreich des Komitees war in diesem Zusammenhang der sogenannte „Freeman Act“, ein Stück Gesetzgebung, das dabei half, das Terraforming von Croshaw zu finanzieren und es gleichzeitig durch den Verkauf von One-Way-Tickets zu bevölkern. Die Leute kauften nicht nur den Transport via von der Regierung subventionierten Shuttles, ihnen wurde auch ein Ort zum Leben auf dem neuen Planten garantiert. Die Verkäufe dieser Tickets waren anfangs jedoch eher gering. Viele Menschen konnten sich nicht an den Gedanken gewöhnen, in einem komplett anderen Sternensystem zu leben, mehr noch: Es machte ihnen Angst. Weitere Zusicherungen zerstreuten ihre Ängste jedoch und allmählich begeisterte sich die Öffentlichkeit für diese Chance. Der Anstieg an Ticketverkäufen sicherte schließlich die Finanzierung des Terraformings – und viele Siedler zählten bald die Tage, bis sie als die ersten menschlichen interstellaren Siedler endlich ein neues Leben in einem anderen System beginnen konnten. Im Jahr 2380 endete der Weltgipfels mit der historischen Ankündigung, die United Nations of Earth zu gründen. Die Menschheit hatte realisiert, dass sie sich als eine Einheit sehen musste, um im Weltall erfolgreich zu sein. </text:p>
      <text:p text:style-name="Standard"><text:s/></text:p>
      <text:p text:style-name="Standard"><text:s/></text:p>
      <text:p text:style-name="Standard"><text:s/></text:p>
      <text:p text:style-name="Standard"><text:soft-page-break/>Asteroidengürtel (Icarus) </text:p>
      <text:p text:style-name="Standard">Derzeitige wissenschaftliche Forschungen legen nahe, dass der Icarus-Asteroidengürtel die Überreste eines Planeten sind, dessen Formvollendung fehlgeschlagen ist. Zwischen dem Typ-G Hauptreihenstern und Croshaw liegend bietet es für eine sehr kleine bewohnbare Zone Schutz vor eben jenem Stern. Als eines der ältesten Bergbaufelder des Imperiums gibt es dort heute aber nur noch wenig von Wert. </text:p>
      <text:p text:style-name="Standard"><text:s/></text:p>
      <text:p text:style-name="Standard"><text:s/></text:p>
      <text:p text:style-name="Standard">Croshaw I </text:p>
      <text:p text:style-name="Standard">Dieser Planet ist für seine schillernden gelben und orangenen Wolken bekannt. Sie machen diesen winzigen Planeten wunderschön, gleichzeitig aber auch tödlich, weil die Atmosphäre stark ätzend und hoch giftig ist. </text:p>
      <text:p text:style-name="Standard"><text:s text:c="2"/></text:p>
      <text:p text:style-name="Standard"><text:s/></text:p>
      <text:p text:style-name="Standard">Croshaw II (Angeli) </text:p>
      <text:p text:style-name="Standard">Angelis natürliche Schönheit ist wie bei seiner ersten Entdeckung auch heute noch ein Rätsel. Die planetare Biosphäre erinnert an die der Erde, gekennzeichnet von gewaltigen Gewässern und großen Landflächen, auf denen es zahlreiche Gebirge gibt. Angelis natürliche Schönheit ist aber nicht ohne Gefahr. Geologen stufen den Planeten nach wie vor als schwer erdbebengefährdet ein. Aufgrund strenger technischer Vorgaben müssen Gebäude auf dem Planeten ein extrem dickes Fundament und Schwingungsdämpfer besitzen, um Erdbebenstöße aufzufangen. Auch wenn der Großteil der Bevölkerung mittlerweile abgestumpft ist, glauben die meisten Wissenschaftler, dass die Frage nicht lautet, ob es ein irgendwann ein gewaltiges Erdbeben geben wird, sondern wann. Aufgrund dieser seismischen Instabilität ist Bergbau auf Angeli streng verboten. </text:p>
      <text:p text:style-name="Standard"><text:s/></text:p>
      <text:p text:style-name="Standard">Kenner von guten Speisen und Getränken erachten Angeli als einen Ort, den man besucht haben muss. Die vielseitige Vermischung der unterschiedlichen Kulturen und Klassen von der Erde während den Anfangstagen des Planeten erschuf eine einzigartige Küche. Angelis Markenzeichen ist „Boumbo“, ein dickflüssiger Eintopf, der für gewöhnlich mit Fleisch oder Meeresfrüchten angereichert wird. Als Zeichen wahren Luxus angesehen, produziert Angeli einige der teuersten Whiskeys im Verse. Auf der Erde destilliert und in Fässer gefüllt, werden sie, vorzugsweise in drucklosen Behältern, danach nach Angeli geschickt, um dort ihren Alterungsprozess abzuschließen. Flaschen mit Angeli Whiskey werden auf der Erde mit einem besonderen „Rundreise“-Etikett verkauft, das seine lange Reise bestätigt. Genießer behaupten, dass Angelis Licht, Temperatur und Luft dem Whiskey ein ausgeprägtes und komplexes Geschmacksprofil verleihe. Es wurden spezielle Anlagen gebaut, nur um die Fässer zu lagern und für eine bessere Kontrolle der Ausprägung dieser Elemente zu sorgen. Eine solche Anlage musste sogar schallisoliert werden, nachdem sich Nachbarn über laute Musik beschwert hatten, welche die Inhaber abspielten, weil sie glaubten, die Vibrationen würden den Whiskey während seiner Zeit im Fass noch verbessern. </text:p>
      <text:p text:style-name="Standard"><text:s text:c="2"/></text:p>
      <text:p text:style-name="Standard"><text:s/></text:p>
      <text:p text:style-name="Standard">Croshaw III (Vann) </text:p>
      <text:p text:style-name="Standard">Vann ist sehr weit von einem idealen Planeten für menschliche Besiedlung entfernt. Am äußeren Ende der bewohnbaren Zone von Croshaw gelegen, ist der Großteil des Planeten mit Eis überzogen und dauerhaft gefroren. Doch seit der Einschränkung des Bergbaus auf Angeli wurde ein Terraforming von Vann unerlässlich, um eine neue Rohstoffquelle in diesem System zu schaffen. </text:p>
      <text:p text:style-name="Standard">Als sich das Imperium weiter ausbreitete, verließen viele Bewohner Vann für grünere Wiesen. Jele blieb als bevölkerungsreichste Stadt des Planeten übrig, obwohl ihre blühenden Tage bereits lange vorüber sind. Alles in allem gilt sie eher als reger Handelsplatz denn als ein bezahlbares Urlaubsziel für Wintersport-Enthusiasten. </text:p>
      <text:p text:style-name="Standard"><text:s/></text:p>
      <text:p text:style-name="Standard"><text:soft-page-break/>Vanns Nachthimmel, der für seine wunderschönen Polarlichter bekannt ist, bietet eine beeindruckende farbliche Vielfalt. Sie sind das Ergebnis starker Sonnenaktivitäten, die mit der Magnetosphäre des Planeten reagieren. Von diesem Phänomen inspiriert hat sich eine aufkeimende künstlerische Kultur auf Vann einen Namen gemacht. Viele Künstler haben in großen, lang verlassenden Gebäuden ihre Studios eingerichtet. Einige kauften die Immobilien günstig, während andere sie einfach besetzten. Der selbsternannte „SpartVann“-Stil ist von einer minimalistischen Ästhetik und dem markanten Gebrauch der Farben, die man auch in den Polarlichtern wiederfindet, gekennzeichnet. </text:p>
      <text:p text:style-name="Standard"><text:s/></text:p>
      <text:p text:style-name="Standard"><text:s/></text:p>
      <text:p text:style-name="Standard"><text:s/></text:p>
      <text:p text:style-name="Standard">Croshaw IV </text:p>
      <text:p text:style-name="Standard">Planetenanalysen weisen darauf hin, dass Croshaw IV früher eine Supererde war, die ihre Atmosphäre verloren hat. Alles von Wert wurde bereits vor langer Zeit von dieser toten Welt geschaffen. Nachdem ihre Ressourcen erschöpft waren, hörten die Einheimischen auf, den umgangssprachlichen Namen des Planeten zu verwenden und mit der Zeit verblasste er aus der Geschichte – ein guter Indikator dafür, was genau Croshaw IV heute noch zu bieten hat. </text:p>
      <text:p text:style-name="Standard"><text:s/></text:p>
      <text:p text:style-name="Standard"/>
      <text:p text:style-name="Standard"><text:s/></text:p>
      <text:p text:style-name="Standard">Reisewarnung </text:p>
      <text:p text:style-name="Standard"><text:s/></text:p>
      <text:p text:style-name="Standard"><text:s/></text:p>
      <text:p text:style-name="Standard">Bevor Sie aufbrechen, die beeindruckenden Polarlichter auf Vann zu genießen, stellen Sie bitte sicher, die passende Ausrüstung für die extreme <text:s/>Kälte dort zu tragen. Die nächtlichen Temperaturen erreichen regelmäßig -50° C, Frostbeulen dürften also Ihre geringste Sorge sein. </text:p>
      <text:p text:style-name="Standard"><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6M42S</meta:editing-duration>
    <meta:editing-cycles>5</meta:editing-cycles>
    <meta:generator>OpenOffice/4.1.8$Win32 OpenOffice.org_project/418m3$Build-9803</meta:generator>
    <dc:date>2020-11-16T19:52:21.78</dc:date>
    <dc:creator>Frank K.F Biedermann</dc:creator>
    <meta:document-statistic meta:table-count="0" meta:image-count="0" meta:object-count="0" meta:page-count="3" meta:paragraph-count="48" meta:word-count="1224" meta:character-count="8796"/>
    <meta:user-defined meta:name="Info 1"/>
    <meta:user-defined meta:name="Info 2"/>
    <meta:user-defined meta:name="Info 3"/>
    <meta:user-defined meta:name="Info 4"/>
  </office:meta>
</office:document-meta>
</file>